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etflix te ha contratado para diseñar y programar un sistema de votación de sus series y películas. En esta plataforma, los usuarios pueden votar las series y películas que han visto, asignándoles una calificación del 0 al 5. Dicha empresa tiene los datos de sus series y películas en un archivo binario con el siguiente formato: </text:p>
      <text:p text:style-name="Standard"/>
      <text:p text:style-name="Standard">int nro</text:p>
      <text:p text:style-name="Standard">char[200] nombre</text:p>
      <text:p text:style-name="Standard">char tipo // s : serie, p : película. </text:p>
      <text:p text:style-name="Standard"/>
      <text:p text:style-name="Standard">Y los datos de las votaciones se encuentran en otro archivo binario con el siguiente formato: </text:p>
      <text:p text:style-name="Standard"/>
      <text:p text:style-name="Standard">int nro</text:p>
      <text:p text:style-name="Standard">int votación</text:p>
      <text:p text:style-name="Standard"/>
      <text:p text:style-name="Standard">Donde nro es el identificador de la pelicula o serie. Además la valoración de una película o serie está dada por el promedio de sus votaciones. </text:p>
      <text:p text:style-name="Standard"/>
      <text:p text:style-name="Standard">1. (30) Realice el diseño que lea los archivos y permita mostrar el nombre de las películas o series y su valoración. </text:p>
      <text:p text:style-name="Standard">2. (25) Escriba un archivo de texto que permita saber el nombre de las películas o series y su valoración con el siguiente formato: “Nombre ………. valoración”.</text:p>
      <text:p text:style-name="Standard">3. (30) Realice funciones usando stl :</text:p>
      <text:list text:style-name="L1">
        <text:list-item>
          <text:p text:style-name="P1">(10) Que obtenga las 5 películas o series con mayor valoración.</text:p>
        </text:list-item>
        <text:list-item>
          <text:p text:style-name="P1">(10) Que obtenga el o las películas o series más votadas.</text:p>
        </text:list-item>
        <text:list-item>
          <text:p text:style-name="P1">(10) Que obtenga la cantidad de votos de las series y la cantidad de votos de las películas (utilice map)</text:p>
        </text:list-item>
      </text:list>
      <text:p text:style-name="Standard">4. (15) Conteste: ¿en qué casos utilizaría archivo binario y en qué casos archivo de texto? ¿Y por qué? <text:s text:c="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22:14:20.381175056</meta:creation-date>
    <dc:date>2025-10-05T22:17:19.241419437</dc:date>
    <meta:editing-duration>PT2M59S</meta:editing-duration>
    <meta:editing-cycles>1</meta:editing-cycles>
    <meta:document-statistic meta:table-count="0" meta:image-count="0" meta:object-count="0" meta:page-count="1" meta:paragraph-count="15" meta:word-count="235" meta:character-count="1295" meta:non-whitespace-character-count="1070"/>
    <meta:generator>LibreOffice/24.2.7.2$Linux_X86_64 LibreOffice_project/420$Build-2</meta:generator>
  </office:meta>
</office:document-meta>
</file>